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0.997cm"/>
    </style:style>
    <style:style style:name="co4" style:family="table-column">
      <style:table-column-properties fo:break-before="auto" style:column-width="0.836cm"/>
    </style:style>
    <style:style style:name="co5" style:family="table-column">
      <style:table-column-properties fo:break-before="auto" style:column-width="2.907cm"/>
    </style:style>
    <style:style style:name="co6" style:family="table-column">
      <style:table-column-properties fo:break-before="auto" style:column-width="6.11cm"/>
    </style:style>
    <style:style style:name="ro1" style:family="table-row">
      <style:table-row-properties style:row-height="0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84cm" svg:height="10.673cm" svg:x="12.228cm" svg:y="10.567cm">
            <draw:object draw:notify-on-update-of-ranges="Sheet1.C1:Sheet1.C1 Sheet1.C2:Sheet1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4cm" svg:height="8.995cm" svg:x="12.059cm" svg:y="1.228cm">
            <draw:object draw:notify-on-update-of-ranges="Sheet1.D1:Sheet1.D1 Sheet1.D2:Sheet1.D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2"/>
        <table:table-column table:style-name="co6" table:default-cell-style-name="ce4"/>
        <table:table-column table:style-name="co1" table:number-columns-repeated="16369"/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total_loss</text:p>
          </table:table-cell>
          <table:table-cell table:style-name="ce1" office:value-type="string" calcext:value-type="string">
            <text:p>avg_loss</text:p>
          </table:table-cell>
          <table:table-cell table:style-name="ce1" office:value-type="string" calcext:value-type="string">
            <text:p>training_accuracy</text:p>
          </table:table-cell>
          <table:table-cell table:style-name="ce1" office:value-type="string" calcext:value-type="string">
            <text:p>samples</text:p>
          </table:table-cell>
          <table:table-cell table:style-name="ce1" table:number-columns-repeated="7"/>
          <table:table-cell/>
          <table:table-cell table:style-name="ce1"/>
          <table:table-cell table:style-name="ce3"/>
          <table:table-cell table:style-name="ce1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65.49" calcext:value-type="float">
            <text:p>4665.49</text:p>
          </table:table-cell>
          <table:table-cell office:value-type="float" office:value="0.0777582" calcext:value-type="float">
            <text:p>0.0777582</text:p>
          </table:table-cell>
          <table:table-cell office:value-type="float" office:value="49.1283" calcext:value-type="float">
            <text:p>49.1283</text:p>
          </table:table-cell>
          <table:table-cell office:value-type="float" office:value="60000" calcext:value-type="float">
            <text:p>60000</text:p>
          </table:table-cell>
          <table:table-cell table:number-columns-repeated="10"/>
          <table:table-cell table:style-name="ce2" table:number-columns-repeated="1636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07.56" calcext:value-type="float">
            <text:p>3607.56</text:p>
          </table:table-cell>
          <table:table-cell office:value-type="float" office:value="0.060126" calcext:value-type="float">
            <text:p>0.060126</text:p>
          </table:table-cell>
          <table:table-cell office:value-type="float" office:value="70.5217" calcext:value-type="float">
            <text:p>70.5217</text:p>
          </table:table-cell>
          <table:table-cell office:value-type="float" office:value="60000" calcext:value-type="float">
            <text:p>60000</text:p>
          </table:table-cell>
          <table:table-cell table:number-columns-repeated="10"/>
          <table:table-cell table:style-name="ce2" table:number-columns-repeated="1636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51.43" calcext:value-type="float">
            <text:p>3051.43</text:p>
          </table:table-cell>
          <table:table-cell office:value-type="float" office:value="0.0508572" calcext:value-type="float">
            <text:p>0.0508572</text:p>
          </table:table-cell>
          <table:table-cell office:value-type="float" office:value="76.51" calcext:value-type="float">
            <text:p>76.51</text:p>
          </table:table-cell>
          <table:table-cell office:value-type="float" office:value="60000" calcext:value-type="float">
            <text:p>60000</text:p>
          </table:table-cell>
          <table:table-cell table:number-columns-repeated="10"/>
          <table:table-cell table:style-name="ce2"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84.51" calcext:value-type="float">
            <text:p>2784.51</text:p>
          </table:table-cell>
          <table:table-cell office:value-type="float" office:value="0.0464085" calcext:value-type="float">
            <text:p>0.0464085</text:p>
          </table:table-cell>
          <table:table-cell office:value-type="float" office:value="78.21" calcext:value-type="float">
            <text:p>78.21</text:p>
          </table:table-cell>
          <table:table-cell office:value-type="float" office:value="60000" calcext:value-type="float">
            <text:p>60000</text:p>
          </table:table-cell>
          <table:table-cell table:number-columns-repeated="10"/>
          <table:table-cell table:style-name="ce2" table:number-columns-repeated="1636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21.26" calcext:value-type="float">
            <text:p>2621.26</text:p>
          </table:table-cell>
          <table:table-cell office:value-type="float" office:value="0.0436876" calcext:value-type="float">
            <text:p>0.0436876</text:p>
          </table:table-cell>
          <table:table-cell office:value-type="float" office:value="79.385" calcext:value-type="float">
            <text:p>79.385</text:p>
          </table:table-cell>
          <table:table-cell office:value-type="float" office:value="60000" calcext:value-type="float">
            <text:p>60000</text:p>
          </table:table-cell>
          <table:table-cell table:number-columns-repeated="7"/>
          <table:table-cell office:value-type="string" calcext:value-type="string">
            <text:p>Network</text:p>
          </table:table-cell>
          <table:table-cell table:style-name="Default"/>
          <table:table-cell/>
          <table:table-cell table:style-name="ce2" table:number-columns-repeated="1636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9.34" calcext:value-type="float">
            <text:p>2509.34</text:p>
          </table:table-cell>
          <table:table-cell office:value-type="float" office:value="0.0418224" calcext:value-type="float">
            <text:p>0.0418224</text:p>
          </table:table-cell>
          <table:table-cell office:value-type="float" office:value="79.995" calcext:value-type="float">
            <text:p>79.995</text:p>
          </table:table-cell>
          <table:table-cell office:value-type="float" office:value="60000" calcext:value-type="float">
            <text:p>60000</text:p>
          </table:table-cell>
          <table:table-cell table:number-columns-repeated="8"/>
          <table:table-cell office:value-type="string" calcext:value-type="string">
            <text:p><text:s text:c="2"/>Layers</text:p>
          </table:table-cell>
          <table:table-cell office:value-type="string" calcext:value-type="string">
            <text:p><text:s/>[784, 512, 10]</text:p>
          </table:table-cell>
          <table:table-cell table:style-name="ce2" table:number-columns-repeated="1636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33.29" calcext:value-type="float">
            <text:p>2433.29</text:p>
          </table:table-cell>
          <table:table-cell office:value-type="float" office:value="0.0405549" calcext:value-type="float">
            <text:p>0.0405549</text:p>
          </table:table-cell>
          <table:table-cell office:value-type="float" office:value="80.4767" calcext:value-type="float">
            <text:p>80.4767</text:p>
          </table:table-cell>
          <table:table-cell office:value-type="float" office:value="60000" calcext:value-type="float">
            <text:p>60000</text:p>
          </table:table-cell>
          <table:table-cell table:number-columns-repeated="8"/>
          <table:table-cell office:value-type="string" calcext:value-type="string">
            <text:p><text:s text:c="2"/>Learning Rate</text:p>
          </table:table-cell>
          <table:table-cell office:value-type="float" office:value="0.01" calcext:value-type="float">
            <text:p>0.01</text:p>
          </table:table-cell>
          <table:table-cell table:style-name="ce2" table:number-columns-repeated="1636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75.93" calcext:value-type="float">
            <text:p>2375.93</text:p>
          </table:table-cell>
          <table:table-cell office:value-type="float" office:value="0.0395988" calcext:value-type="float">
            <text:p>0.0395988</text:p>
          </table:table-cell>
          <table:table-cell office:value-type="float" office:value="80.74" calcext:value-type="float">
            <text:p>80.74</text:p>
          </table:table-cell>
          <table:table-cell office:value-type="float" office:value="60000" calcext:value-type="float">
            <text:p>60000</text:p>
          </table:table-cell>
          <table:table-cell table:number-columns-repeated="8"/>
          <table:table-cell office:value-type="string" calcext:value-type="string">
            <text:p><text:s text:c="2"/>Activation</text:p>
          </table:table-cell>
          <table:table-cell office:value-type="string" calcext:value-type="string">
            <text:p><text:s/>relu</text:p>
          </table:table-cell>
          <table:table-cell table:style-name="ce2" table:number-columns-repeated="1636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27.13" calcext:value-type="float">
            <text:p>2327.13</text:p>
          </table:table-cell>
          <table:table-cell office:value-type="float" office:value="0.0387855" calcext:value-type="float">
            <text:p>0.0387855</text:p>
          </table:table-cell>
          <table:table-cell office:value-type="float" office:value="80.9733" calcext:value-type="float">
            <text:p>80.9733</text:p>
          </table:table-cell>
          <table:table-cell office:value-type="float" office:value="60000" calcext:value-type="float">
            <text:p>60000</text:p>
          </table:table-cell>
          <table:table-cell table:number-columns-repeated="7"/>
          <table:table-cell office:value-type="string" calcext:value-type="string">
            <text:p>Training</text:p>
          </table:table-cell>
          <table:table-cell table:style-name="Default"/>
          <table:table-cell/>
          <table:table-cell table:style-name="ce2" table:number-columns-repeated="1636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90.64" calcext:value-type="float">
            <text:p>2290.64</text:p>
          </table:table-cell>
          <table:table-cell office:value-type="float" office:value="0.0381774" calcext:value-type="float">
            <text:p>0.0381774</text:p>
          </table:table-cell>
          <table:table-cell office:value-type="float" office:value="81.19" calcext:value-type="float">
            <text:p>81.19</text:p>
          </table:table-cell>
          <table:table-cell office:value-type="float" office:value="60000" calcext:value-type="float">
            <text:p>60000</text:p>
          </table:table-cell>
          <table:table-cell table:number-columns-repeated="8"/>
          <table:table-cell office:value-type="string" calcext:value-type="string">
            <text:p><text:s text:c="2"/>Epochs</text:p>
          </table:table-cell>
          <table:table-cell office:value-type="float" office:value="50" calcext:value-type="float">
            <text:p>50</text:p>
          </table:table-cell>
          <table:table-cell table:style-name="ce2" table:number-columns-repeated="1636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61.13" calcext:value-type="float">
            <text:p>2261.13</text:p>
          </table:table-cell>
          <table:table-cell office:value-type="float" office:value="0.0376854" calcext:value-type="float">
            <text:p>0.0376854</text:p>
          </table:table-cell>
          <table:table-cell office:value-type="float" office:value="81.37" calcext:value-type="float">
            <text:p>81.37</text:p>
          </table:table-cell>
          <table:table-cell office:value-type="float" office:value="60000" calcext:value-type="float">
            <text:p>60000</text:p>
          </table:table-cell>
          <table:table-cell table:number-columns-repeated="8"/>
          <table:table-cell office:value-type="string" calcext:value-type="string">
            <text:p><text:s text:c="2"/>Shuffl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2" table:number-columns-repeated="1636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33.56" calcext:value-type="float">
            <text:p>2233.56</text:p>
          </table:table-cell>
          <table:table-cell office:value-type="float" office:value="0.037226" calcext:value-type="float">
            <text:p>0.037226</text:p>
          </table:table-cell>
          <table:table-cell office:value-type="float" office:value="81.555" calcext:value-type="float">
            <text:p>81.555</text:p>
          </table:table-cell>
          <table:table-cell office:value-type="float" office:value="60000" calcext:value-type="float">
            <text:p>60000</text:p>
          </table:table-cell>
          <table:table-cell table:number-columns-repeated="8"/>
          <table:table-cell office:value-type="string" calcext:value-type="string">
            <text:p><text:s text:c="2"/>Data Path</text:p>
          </table:table-cell>
          <table:table-cell office:value-type="string" calcext:value-type="string">
            <text:p><text:s/>./data/mnist_images/</text:p>
          </table:table-cell>
          <table:table-cell table:style-name="ce2" table:number-columns-repeated="1636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09.85" calcext:value-type="float">
            <text:p>2209.85</text:p>
          </table:table-cell>
          <table:table-cell office:value-type="float" office:value="0.0368309" calcext:value-type="float">
            <text:p>0.0368309</text:p>
          </table:table-cell>
          <table:table-cell office:value-type="float" office:value="81.6217" calcext:value-type="float">
            <text:p>81.6217</text:p>
          </table:table-cell>
          <table:table-cell office:value-type="float" office:value="60000" calcext:value-type="float">
            <text:p>60000</text:p>
          </table:table-cell>
          <table:table-cell table:number-columns-repeated="7"/>
          <table:table-cell office:value-type="string" calcext:value-type="string">
            <text:p>Data</text:p>
          </table:table-cell>
          <table:table-cell table:style-name="Default"/>
          <table:table-cell/>
          <table:table-cell table:style-name="ce2" table:number-columns-repeated="1636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90.48" calcext:value-type="float">
            <text:p>2190.48</text:p>
          </table:table-cell>
          <table:table-cell office:value-type="float" office:value="0.036508" calcext:value-type="float">
            <text:p>0.036508</text:p>
          </table:table-cell>
          <table:table-cell office:value-type="float" office:value="81.76" calcext:value-type="float">
            <text:p>81.76</text:p>
          </table:table-cell>
          <table:table-cell office:value-type="float" office:value="60000" calcext:value-type="float">
            <text:p>60000</text:p>
          </table:table-cell>
          <table:table-cell table:number-columns-repeated="8"/>
          <table:table-cell office:value-type="string" calcext:value-type="string">
            <text:p><text:s text:c="2"/>Train Path</text:p>
          </table:table-cell>
          <table:table-cell office:value-type="string" calcext:value-type="string">
            <text:p><text:s/>./data/mnist_images/train/</text:p>
          </table:table-cell>
          <table:table-cell table:style-name="ce2" table:number-columns-repeated="1636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72.6" calcext:value-type="float">
            <text:p>2172.6</text:p>
          </table:table-cell>
          <table:table-cell office:value-type="float" office:value="0.03621" calcext:value-type="float">
            <text:p>0.03621</text:p>
          </table:table-cell>
          <table:table-cell office:value-type="float" office:value="81.8867" calcext:value-type="float">
            <text:p>81.8867</text:p>
          </table:table-cell>
          <table:table-cell office:value-type="float" office:value="60000" calcext:value-type="float">
            <text:p>60000</text:p>
          </table:table-cell>
          <table:table-cell table:number-columns-repeated="8"/>
          <table:table-cell office:value-type="string" calcext:value-type="string">
            <text:p><text:s text:c="2"/>Test Path</text:p>
          </table:table-cell>
          <table:table-cell office:value-type="string" calcext:value-type="string">
            <text:p><text:s/>./data/mnist_images/test/</text:p>
          </table:table-cell>
          <table:table-cell table:style-name="ce2" table:number-columns-repeated="1636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56.03" calcext:value-type="float">
            <text:p>2156.03</text:p>
          </table:table-cell>
          <table:table-cell office:value-type="float" office:value="0.0359338" calcext:value-type="float">
            <text:p>0.0359338</text:p>
          </table:table-cell>
          <table:table-cell office:value-type="float" office:value="81.8867" calcext:value-type="float">
            <text:p>81.8867</text:p>
          </table:table-cell>
          <table:table-cell office:value-type="float" office:value="60000" calcext:value-type="float">
            <text:p>60000</text:p>
          </table:table-cell>
          <table:table-cell table:number-columns-repeated="8"/>
          <table:table-cell office:value-type="string" calcext:value-type="string">
            <text:p><text:s text:c="2"/>Image Size</text:p>
          </table:table-cell>
          <table:table-cell office:value-type="string" calcext:value-type="string">
            <text:p><text:s/>28x28</text:p>
          </table:table-cell>
          <table:table-cell table:style-name="ce2" table:number-columns-repeated="1636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40.34" calcext:value-type="float">
            <text:p>2140.34</text:p>
          </table:table-cell>
          <table:table-cell office:value-type="float" office:value="0.0356724" calcext:value-type="float">
            <text:p>0.0356724</text:p>
          </table:table-cell>
          <table:table-cell office:value-type="float" office:value="81.97" calcext:value-type="float">
            <text:p>81.97</text:p>
          </table:table-cell>
          <table:table-cell office:value-type="float" office:value="60000" calcext:value-type="float">
            <text:p>60000</text:p>
          </table:table-cell>
          <table:table-cell table:number-columns-repeated="8"/>
          <table:table-cell office:value-type="string" calcext:value-type="string">
            <text:p><text:s text:c="2"/>Normaliz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2" table:number-columns-repeated="1636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29.26" calcext:value-type="float">
            <text:p>2129.26</text:p>
          </table:table-cell>
          <table:table-cell office:value-type="float" office:value="0.0354877" calcext:value-type="float">
            <text:p>0.0354877</text:p>
          </table:table-cell>
          <table:table-cell office:value-type="float" office:value="81.9883" calcext:value-type="float">
            <text:p>81.9883</text:p>
          </table:table-cell>
          <table:table-cell office:value-type="float" office:value="60000" calcext:value-type="float">
            <text:p>60000</text:p>
          </table:table-cell>
          <table:table-cell table:number-columns-repeated="10"/>
          <table:table-cell table:style-name="ce2" table:number-columns-repeated="1636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14.96" calcext:value-type="float">
            <text:p>2114.96</text:p>
          </table:table-cell>
          <table:table-cell office:value-type="float" office:value="0.0352493" calcext:value-type="float">
            <text:p>0.0352493</text:p>
          </table:table-cell>
          <table:table-cell office:value-type="float" office:value="82.1367" calcext:value-type="float">
            <text:p>82.1367</text:p>
          </table:table-cell>
          <table:table-cell office:value-type="float" office:value="60000" calcext:value-type="float">
            <text:p>60000</text:p>
          </table:table-cell>
          <table:table-cell table:number-columns-repeated="10"/>
          <table:table-cell table:style-name="ce2" table:number-columns-repeated="1636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03.25" calcext:value-type="float">
            <text:p>2103.25</text:p>
          </table:table-cell>
          <table:table-cell office:value-type="float" office:value="0.0350541" calcext:value-type="float">
            <text:p>0.0350541</text:p>
          </table:table-cell>
          <table:table-cell office:value-type="float" office:value="82.175" calcext:value-type="float">
            <text:p>82.175</text:p>
          </table:table-cell>
          <table:table-cell office:value-type="float" office:value="60000" calcext:value-type="float">
            <text:p>60000</text:p>
          </table:table-cell>
          <table:table-cell table:number-columns-repeated="10"/>
          <table:table-cell table:style-name="ce2" table:number-columns-repeated="1636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93.4" calcext:value-type="float">
            <text:p>2093.4</text:p>
          </table:table-cell>
          <table:table-cell office:value-type="float" office:value="0.03489" calcext:value-type="float">
            <text:p>0.03489</text:p>
          </table:table-cell>
          <table:table-cell office:value-type="float" office:value="82.2117" calcext:value-type="float">
            <text:p>82.2117</text:p>
          </table:table-cell>
          <table:table-cell office:value-type="float" office:value="60000" calcext:value-type="float">
            <text:p>60000</text:p>
          </table:table-cell>
          <table:table-cell table:number-columns-repeated="10"/>
          <table:table-cell table:style-name="ce2" table:number-columns-repeated="1636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82.26" calcext:value-type="float">
            <text:p>2082.26</text:p>
          </table:table-cell>
          <table:table-cell office:value-type="float" office:value="0.0347044" calcext:value-type="float">
            <text:p>0.0347044</text:p>
          </table:table-cell>
          <table:table-cell office:value-type="float" office:value="82.2767" calcext:value-type="float">
            <text:p>82.2767</text:p>
          </table:table-cell>
          <table:table-cell office:value-type="float" office:value="60000" calcext:value-type="float">
            <text:p>60000</text:p>
          </table:table-cell>
          <table:table-cell table:number-columns-repeated="10"/>
          <table:table-cell table:style-name="ce2" table:number-columns-repeated="1636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72.83" calcext:value-type="float">
            <text:p>2072.83</text:p>
          </table:table-cell>
          <table:table-cell office:value-type="float" office:value="0.0345471" calcext:value-type="float">
            <text:p>0.0345471</text:p>
          </table:table-cell>
          <table:table-cell office:value-type="float" office:value="82.32" calcext:value-type="float">
            <text:p>82.32</text:p>
          </table:table-cell>
          <table:table-cell office:value-type="float" office:value="60000" calcext:value-type="float">
            <text:p>60000</text:p>
          </table:table-cell>
          <table:table-cell table:number-columns-repeated="10"/>
          <table:table-cell table:style-name="ce2" table:number-columns-repeated="1636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62.91" calcext:value-type="float">
            <text:p>2062.91</text:p>
          </table:table-cell>
          <table:table-cell office:value-type="float" office:value="0.0343819" calcext:value-type="float">
            <text:p>0.0343819</text:p>
          </table:table-cell>
          <table:table-cell office:value-type="float" office:value="82.4067" calcext:value-type="float">
            <text:p>82.4067</text:p>
          </table:table-cell>
          <table:table-cell office:value-type="float" office:value="60000" calcext:value-type="float">
            <text:p>60000</text:p>
          </table:table-cell>
          <table:table-cell table:number-columns-repeated="10"/>
          <table:table-cell table:style-name="ce2" table:number-columns-repeated="1636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55.33" calcext:value-type="float">
            <text:p>2055.33</text:p>
          </table:table-cell>
          <table:table-cell office:value-type="float" office:value="0.0342554" calcext:value-type="float">
            <text:p>0.0342554</text:p>
          </table:table-cell>
          <table:table-cell office:value-type="float" office:value="82.3833" calcext:value-type="float">
            <text:p>82.3833</text:p>
          </table:table-cell>
          <table:table-cell office:value-type="float" office:value="60000" calcext:value-type="float">
            <text:p>60000</text:p>
          </table:table-cell>
          <table:table-cell table:number-columns-repeated="10"/>
          <table:table-cell table:style-name="ce2" table:number-columns-repeated="1636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46.72" calcext:value-type="float">
            <text:p>2046.72</text:p>
          </table:table-cell>
          <table:table-cell office:value-type="float" office:value="0.034112" calcext:value-type="float">
            <text:p>0.034112</text:p>
          </table:table-cell>
          <table:table-cell office:value-type="float" office:value="82.4883" calcext:value-type="float">
            <text:p>82.4883</text:p>
          </table:table-cell>
          <table:table-cell office:value-type="float" office:value="60000" calcext:value-type="float">
            <text:p>60000</text:p>
          </table:table-cell>
          <table:table-cell table:number-columns-repeated="10"/>
          <table:table-cell table:style-name="ce2" table:number-columns-repeated="1636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38.3" calcext:value-type="float">
            <text:p>2038.3</text:p>
          </table:table-cell>
          <table:table-cell office:value-type="float" office:value="0.0339717" calcext:value-type="float">
            <text:p>0.0339717</text:p>
          </table:table-cell>
          <table:table-cell office:value-type="float" office:value="82.4667" calcext:value-type="float">
            <text:p>82.4667</text:p>
          </table:table-cell>
          <table:table-cell office:value-type="float" office:value="60000" calcext:value-type="float">
            <text:p>60000</text:p>
          </table:table-cell>
          <table:table-cell table:number-columns-repeated="10"/>
          <table:table-cell table:style-name="ce2" table:number-columns-repeated="1636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32.84" calcext:value-type="float">
            <text:p>2032.84</text:p>
          </table:table-cell>
          <table:table-cell office:value-type="float" office:value="0.0338807" calcext:value-type="float">
            <text:p>0.0338807</text:p>
          </table:table-cell>
          <table:table-cell office:value-type="float" office:value="82.545" calcext:value-type="float">
            <text:p>82.545</text:p>
          </table:table-cell>
          <table:table-cell office:value-type="float" office:value="60000" calcext:value-type="float">
            <text:p>60000</text:p>
          </table:table-cell>
          <table:table-cell table:number-columns-repeated="10"/>
          <table:table-cell table:style-name="ce2" table:number-columns-repeated="1636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22" calcext:value-type="float">
            <text:p>2022</text:p>
          </table:table-cell>
          <table:table-cell office:value-type="float" office:value="0.0337001" calcext:value-type="float">
            <text:p>0.0337001</text:p>
          </table:table-cell>
          <table:table-cell office:value-type="float" office:value="82.51" calcext:value-type="float">
            <text:p>82.51</text:p>
          </table:table-cell>
          <table:table-cell office:value-type="float" office:value="60000" calcext:value-type="float">
            <text:p>60000</text:p>
          </table:table-cell>
          <table:table-cell table:number-columns-repeated="10"/>
          <table:table-cell table:style-name="ce2" table:number-columns-repeated="1636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2.17" calcext:value-type="float">
            <text:p>2012.17</text:p>
          </table:table-cell>
          <table:table-cell office:value-type="float" office:value="0.0335362" calcext:value-type="float">
            <text:p>0.0335362</text:p>
          </table:table-cell>
          <table:table-cell office:value-type="float" office:value="82.5383" calcext:value-type="float">
            <text:p>82.5383</text:p>
          </table:table-cell>
          <table:table-cell office:value-type="float" office:value="60000" calcext:value-type="float">
            <text:p>60000</text:p>
          </table:table-cell>
          <table:table-cell table:number-columns-repeated="10"/>
          <table:table-cell table:style-name="ce2" table:number-columns-repeated="16369"/>
        </table:table-row>
        <table:table-row table:style-name="ro1" table:number-rows-repeated="1048544">
          <table:table-cell table:number-columns-repeated="15"/>
          <table:table-cell table:style-name="ce2" table:number-columns-repeated="16369"/>
        </table:table-row>
        <table:table-row table:style-name="ro1">
          <table:table-cell table:number-columns-repeated="15"/>
          <table:table-cell table:style-name="ce2"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5T11:17:08.046973500</meta:creation-date>
    <dc:date>2025-10-25T13:03:32.631541600</dc:date>
    <meta:editing-duration>PT1H25M59S</meta:editing-duration>
    <meta:editing-cycles>1</meta:editing-cycles>
    <meta:document-statistic meta:table-count="1" meta:cell-count="178" meta:object-count="2"/>
    <meta:generator>LibreOffice/25.8.2.2$Windows_X86_64 LibreOffice_project/d401f2107ccab8f924a8e2df40f573aab7605b6f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5cm" svg:height="10.674cm" xlink:href=".." xlink:type="simple" chart:class="chart:line" chart:style-name="ch1">
        <chart:legend chart:legend-position="end" svg:x="13.249cm" svg:y="5.042cm" style:legend-expansion="high" chart:style-name="ch2"/>
        <chart:plot-area chart:style-name="ch3" svg:x="0.319cm" svg:y="0.213cm" svg:width="12.611cm" svg:height="10.248cm">
          <chart:coordinate-region svg:x="1.257cm" svg:y="0.408cm" svg:width="11.475cm" svg:height="9.4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31" chart:label-cell-address="Sheet1.C1:Sheet1.C1" chart:class="chart:line"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los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77582">
                <text:p>0.0777582</text:p>
                <draw:g>
                  <svg:desc>Sheet1.C2:Sheet1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0126">
                <text:p>0.0601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8572">
                <text:p>0.05085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64085">
                <text:p>0.04640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36876">
                <text:p>0.04368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18224">
                <text:p>0.04182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05549">
                <text:p>0.04055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95988">
                <text:p>0.03959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87855">
                <text:p>0.03878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81774">
                <text:p>0.03817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76854">
                <text:p>0.03768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7226">
                <text:p>0.037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68309">
                <text:p>0.03683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6508">
                <text:p>0.036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621">
                <text:p>0.036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59338">
                <text:p>0.03593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56724">
                <text:p>0.03567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54877">
                <text:p>0.03548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52493">
                <text:p>0.03524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50541">
                <text:p>0.03505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489">
                <text:p>0.034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47044">
                <text:p>0.03470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45471">
                <text:p>0.03454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43819">
                <text:p>0.03438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42554">
                <text:p>0.03425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4112">
                <text:p>0.034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39717">
                <text:p>0.03397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38807">
                <text:p>0.03388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37001">
                <text:p>0.0337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35362">
                <text:p>0.03353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5cm" svg:height="8.996cm" xlink:href=".." xlink:type="simple" chart:class="chart:line" chart:style-name="ch1">
        <chart:legend chart:legend-position="end" svg:x="11.876cm" svg:y="4.203cm" style:legend-expansion="high" chart:style-name="ch2"/>
        <chart:plot-area chart:style-name="ch3" svg:x="0.319cm" svg:y="0.179cm" svg:width="11.238cm" svg:height="8.638cm">
          <chart:coordinate-region svg:x="0.962cm" svg:y="0.374cm" svg:width="10.595cm" svg:height="7.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31" chart:label-cell-address="Sheet1.D1:Sheet1.D1" chart:class="chart:line"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_accurac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.1283">
                <text:p>49.1283</text:p>
                <draw:g>
                  <svg:desc>Sheet1.D2:Sheet1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.5217">
                <text:p>70.5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.51">
                <text:p>76.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.21">
                <text:p>78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.385">
                <text:p>79.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.995">
                <text:p>79.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.4767">
                <text:p>80.47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.74">
                <text:p>80.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9733">
                <text:p>80.97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.19">
                <text:p>81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.37">
                <text:p>81.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.555">
                <text:p>81.5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.6217">
                <text:p>81.62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.76">
                <text:p>81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.8867">
                <text:p>81.88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.8867">
                <text:p>81.88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.97">
                <text:p>81.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.9883">
                <text:p>81.98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2.1367">
                <text:p>82.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2.175">
                <text:p>82.1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.2117">
                <text:p>82.21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2.2767">
                <text:p>82.27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2.32">
                <text:p>82.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.4067">
                <text:p>82.40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2.3833">
                <text:p>82.38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2.4883">
                <text:p>82.48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.4667">
                <text:p>82.4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2.545">
                <text:p>82.5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2.51">
                <text:p>82.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.5383">
                <text:p>82.53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